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tting AI in a separate thread:</text:p>
      <text:p text:style-name="Standard"/>
      <text:p text:style-name="P2">RW:</text:p>
      <text:p text:style-name="Standard"><text:bookmark-start text:name="__DdeLink__43_718396448"/>From the<text:bookmark-end text:name="__DdeLink__43_718396448"/> AI's perspective, I would like AI to be in a separate thread so that Nav can run at a more consistent framerate. Currently, Nav is somewhat at the mercy of AI.</text:p>
      <text:p text:style-name="Standard"/>
      <text:p text:style-name="Standard">AI's framerate is usually fairly quick and consistent, but when navigating around robots in particular , the time taken to execute can balloon. As such, Nav sometimes assigns motor values with a lower frequency than is needed, meaning it will overshoot the next point.</text:p>
      <text:p text:style-name="Standard"/>
      <text:p text:style-name="Standard">If AI is in a separate thread, it should be able to navigate further than the next point, using the vision as reference.</text:p>
      <text:p text:style-name="Standard"/>
      <text:p text:style-name="Standard">When AI is executed, it currently reads the following from shared memory:</text:p>
      <text:p text:style-name="Standard"/>
      <text:list xml:id="list3505522061" text:style-name="L1">
        <text:list-item>
          <text:p text:style-name="P3">currentIndex</text:p>
        </text:list-item>
        <text:list-item>
          <text:p text:style-name="P3">positioning[currentIndex]</text:p>
        </text:list-item>
        <text:list-item>
          <text:p text:style-name="P3">visionData</text:p>
        </text:list-item>
        <text:list-item>
          <text:p text:style-name="P3">teamColor</text:p>
        </text:list-item>
        <text:list-item>
          <text:p text:style-name="P3">systemState</text:p>
        </text:list-item>
        <text:list-item>
          <text:p text:style-name="P3">pitchCfg</text:p>
        </text:list-item>
      </text:list>
      <text:p text:style-name="Standard"/>
      <text:p text:style-name="Standard">When it finishes, it will modify:</text:p>
      <text:p text:style-name="Standard"/>
      <text:list xml:id="list116224175" text:style-name="L2">
        <text:list-item>
          <text:p text:style-name="P4">aiData</text:p>
        </text:list-item>
      </text:list>
      <text:p text:style-name="Standard"/>
      <text:p text:style-name="P1">Putting Navigation in a separate thread:</text:p>
      <text:p text:style-name="P6">GI:</text:p>
      <text:p text:style-name="P6">The navigation can be made to run in a separate thread although it is not really necessary. Nav will run by getting one frame from AI and then following the path until a new one is available. This may or may not overtax the bluetooth and needs to be tested. Running in a different thread should account for more consistent speed assignment.</text:p>
      <text:p text:style-name="P6"/>
      <text:p text:style-name="P6">When Nav is executed, it reads the following from shared memory:</text:p>
      <text:p text:style-name="P6"/>
      <text:list xml:id="list557611347" text:continue-list="list3505522061" text:style-name="L1">
        <text:list-item>
          <text:p text:style-name="P3">currentIndex</text:p>
        </text:list-item>
        <text:list-item>
          <text:p text:style-name="P3">aiData</text:p>
        </text:list-item>
        <text:list-item>
          <text:p text:style-name="P3">visionData</text:p>
        </text:list-item>
      </text:list>
      <text:p text:style-name="P6"/>
      <text:p text:style-name="P6">When it is finished it will modify:</text:p>
      <text:p text:style-name="P6"/>
      <text:list xml:id="list1904609060" text:continue-numbering="true" text:style-name="L1">
        <text:list-item>
          <text:p text:style-name="P7">Trobot.sendDa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williams </meta:initial-creator>
    <meta:creation-date>2013-03-20T15:29:01</meta:creation-date>
    <dc:date>2013-03-22T17:45:00</dc:date>
    <dc:creator>Georgi Ivanov</dc:creator>
    <meta:editing-duration>PT19M9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23" meta:word-count="234" meta:character-count="1314" meta:non-whitespace-character-count="1114"/>
  </office:meta>
</office:document-meta>
</file>